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958cm" svg:height="9.004cm" svg:x="0.44cm" svg:y="5.658cm">
            <draw:object draw:notify-on-update-of-ranges="Sheet1.A11:Sheet1.E11 Sheet1.A12:Sheet1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ading Questions</text:p>
          </table:table-cell>
          <table:table-cell office:value-type="string" calcext:value-type="string">
            <text:p>Adding scalar components</text:p>
          </table:table-cell>
          <table:table-cell office:value-type="string" calcext:value-type="string">
            <text:p>Missing Units</text:p>
          </table:table-cell>
          <table:table-cell office:value-type="string" calcext:value-type="string">
            <text:p>Vector Diagrams</text:p>
          </table:table-cell>
          <table:table-cell office:value-type="string" calcext:value-type="string">
            <text:p>Misc. Problem solving</text:p>
          </table:table-cell>
        </table:table-row>
        <table:table-row table:style-name="ro2"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ding Questions</text:p>
          </table:table-cell>
          <table:table-cell office:value-type="string" calcext:value-type="string">
            <text:p>Adding scalar components</text:p>
          </table:table-cell>
          <table:table-cell office:value-type="string" calcext:value-type="string">
            <text:p>Missing Units</text:p>
          </table:table-cell>
          <table:table-cell office:value-type="string" calcext:value-type="string">
            <text:p>Vector Diagrams</text:p>
          </table:table-cell>
          <table:table-cell office:value-type="string" calcext:value-type="string">
            <text:p>Misc. Problem solv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2:.E9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9:27:32.812787423</meta:creation-date>
    <dc:date>2014-02-03T19:40:14.737299801</dc:date>
    <meta:editing-duration>P0D</meta:editing-duration>
    <meta:editing-cycles>1</meta:editing-cycles>
    <meta:document-statistic meta:table-count="1" meta:cell-count="33" meta:object-count="1"/>
    <meta:generator>LibreOffice/4.1.3.2$Linux_x86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59cm" svg:height="9.005cm" xlink:href=".." xlink:type="simple" chart:class="chart:bar" chart:style-name="ch1">
        <chart:legend svg:x="21.817cm" svg:y="4.303cm" style:legend-expansion="custom" chartooo:width="1.683cm" chartooo:height="0.598cm" style:legend-expansion-aspect-ratio="2.81438127090301" chart:style-name="ch2"/>
        <chart:plot-area chart:style-name="ch3" table:cell-range-address="Sheet1.A11:Sheet1.E12" chart:data-source-has-labels="row" svg:x="0.929cm" svg:y="0.855cm" svg:width="20.179cm" svg:height="7.548cm">
          <chartooo:coordinate-region svg:x="1.365cm" svg:y="1.054cm" svg:width="19.743cm" svg:height="6.702cm"/>
          <chart:axis chart:dimension="x" chart:name="primary-x" chart:style-name="ch4" chartooo:axis-type="auto">
            <chartooo:date-scale/>
            <chart:categories table:cell-range-address="Sheet1.A11:Sheet1.E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12:Sheet1.E1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ing Questions</text:p>
                <draw:g>
                  <svg:desc>Sheet1.A11:Sheet1.E11</svg:desc>
                </draw:g>
              </table:table-cell>
              <table:table-cell office:value-type="string">
                <text:p>Adding scalar components</text:p>
              </table:table-cell>
              <table:table-cell office:value-type="string">
                <text:p>Missing Units</text:p>
              </table:table-cell>
              <table:table-cell office:value-type="string">
                <text:p>Vector Diagrams</text:p>
              </table:table-cell>
              <table:table-cell office:value-type="string">
                <text:p>Misc. Problem solving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A12:Sheet1.E1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